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8364" calcext:value-type="float">
            <text:p>51.98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50112" calcext:value-type="float">
            <text:p>51.95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748944" calcext:value-type="float">
            <text:p>51.74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672744" calcext:value-type="float">
            <text:p>51.67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20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86816" calcext:value-type="float">
            <text:p>51.48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9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38632" calcext:value-type="float">
            <text:p>51.53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8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928" calcext:value-type="float">
            <text:p>51.3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7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1308" calcext:value-type="float">
            <text:p>51.31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6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249072" calcext:value-type="float">
            <text:p>51.24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4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13664" calcext:value-type="float">
            <text:p>51.41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151536" calcext:value-type="float">
            <text:p>51.15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877216" calcext:value-type="float">
            <text:p>50.87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82144" calcext:value-type="float">
            <text:p>50.68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1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18848" calcext:value-type="float">
            <text:p>50.21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1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755296" calcext:value-type="float">
            <text:p>50.75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410872" calcext:value-type="float">
            <text:p>50.410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240184" calcext:value-type="float">
            <text:p>50.24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7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80432" calcext:value-type="float">
            <text:p>49.8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6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978056" calcext:value-type="float">
            <text:p>49.97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5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39856" calcext:value-type="float">
            <text:p>49.13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538" calcext:value-type="float">
            <text:p>49.45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554384" calcext:value-type="float">
            <text:p>49.55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34712" calcext:value-type="float">
            <text:p>49.3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98136" calcext:value-type="float">
            <text:p>48.9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200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161192" calcext:value-type="float">
            <text:p>49.16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9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64608" calcext:value-type="float">
            <text:p>48.6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8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272" calcext:value-type="float">
            <text:p>48.4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7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1268" calcext:value-type="float">
            <text:p>48.11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12792" calcext:value-type="float">
            <text:p>48.1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5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71644" calcext:value-type="float">
            <text:p>47.71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45736" calcext:value-type="float">
            <text:p>47.4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96968" calcext:value-type="float">
            <text:p>46.9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6.69536" calcext:value-type="float">
            <text:p>46.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50664" calcext:value-type="float">
            <text:p>45.5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9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36948" calcext:value-type="float">
            <text:p>45.36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44568" calcext:value-type="float">
            <text:p>45.4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7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616368" calcext:value-type="float">
            <text:p>45.61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5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73824" calcext:value-type="float">
            <text:p>45.07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95288" calcext:value-type="float">
            <text:p>44.59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81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5.006768" calcext:value-type="float">
            <text:p>45.00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79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294" calcext:value-type="float">
            <text:p>44.72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7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36364" calcext:value-type="float">
            <text:p>44.36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77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02224" calcext:value-type="float">
            <text:p>43.70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76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769536" calcext:value-type="float">
            <text:p>42.76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5209</text:p>
          </table:table-cell>
          <table:table-cell office:value-type="string" calcext:value-type="string">
            <text:p>Claytonville NW Quad</text:p>
          </table:table-cell>
          <table:table-cell office:value-type="string" calcext:value-type="string">
            <text:p>197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988736" calcext:value-type="float">
            <text:p>43.98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